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ipo_usuario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id_tipo_usuario</text:p>
          </table:table-cell>
          <table:table-cell office:value-type="string" table:style-name="ce2">
            <text:p>tipo_usuario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VELOPER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MINISTRADOR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ENSAJERO</text:p>
          </table:table-cell>
          <table:table-cell table:number-columns-repeated="254" table:style-name="ce2"/>
          <table:table-cell table:number-columns-repeated="16128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hpMyAdmin 4.8.4</meta:initial-creator>
    <dc:creator>CarlosHome</dc:creator>
    <meta:creation-date>2023-10-09T06:29:49Z</meta:creation-date>
    <dc:date>2023-10-09T04:37:12Z</dc:date>
  </office:meta>
</office:document-meta>
</file>